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445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5291in"/>
    </style:style>
    <style:style style:name="co9" style:family="table-column">
      <style:table-column-properties fo:break-before="auto" style:column-width="1.3957in"/>
    </style:style>
    <style:style style:name="co10" style:family="table-column">
      <style:table-column-properties fo:break-before="auto" style:column-width="1.6547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2925in"/>
    </style:style>
    <style:style style:name="co13" style:family="table-column">
      <style:table-column-properties fo:break-before="auto" style:column-width="0.5846in"/>
    </style:style>
    <style:style style:name="co14" style:family="table-column">
      <style:table-column-properties fo:break-before="auto" style:column-width="1.4874in"/>
    </style:style>
    <style:style style:name="co15" style:family="table-column">
      <style:table-column-properties fo:break-before="auto" style:column-width="2.1898in"/>
    </style:style>
    <style:style style:name="co16" style:family="table-column">
      <style:table-column-properties fo:break-before="auto" style:column-width="2.9in"/>
    </style:style>
    <style:style style:name="co17" style:family="table-column">
      <style:table-column-properties fo:break-before="auto" style:column-width="2.2646in"/>
    </style:style>
    <style:style style:name="co18" style:family="table-column">
      <style:table-column-properties fo:break-before="auto" style:column-width="2.6075in"/>
    </style:style>
    <style:style style:name="co19" style:family="table-column">
      <style:table-column-properties fo:break-before="auto" style:column-width="1.9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style:font-name-asian="Segoe UI" style:font-name-complex="Tahoma"/>
    </style:style>
    <style:style style:name="ce10" style:family="table-cell" style:parent-style-name="Default" style:data-style-name="N71"/>
    <style:style style:name="ce20" style:family="table-cell" style:parent-style-name="Default" style:data-style-name="N63"/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ployDetail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ployment_ID</text:p>
          </table:table-cell>
          <table:table-cell office:value-type="string" calcext:value-type="string">
            <text:p>recorder_type</text:p>
          </table:table-cell>
          <table:table-cell office:value-type="string" calcext:value-type="string">
            <text:p>recorder_ID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ID</text:p>
          </table:table-cell>
          <table:table-cell office:value-type="string" calcext:value-type="string">
            <text:p>firmware_version</text:p>
          </table:table-cell>
          <table:table-cell office:value-type="string" calcext:value-type="string">
            <text:p>config_type</text:p>
          </table:table-cell>
          <table:table-cell office:value-type="string" calcext:value-type="string">
            <text:p>config_file</text:p>
          </table:table-cell>
          <table:table-cell office:value-type="string" calcext:value-type="string">
            <text:p>setup_note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eploy_date</text:p>
          </table:table-cell>
          <table:table-cell office:value-type="string" calcext:value-type="string">
            <text:p>deploy_notes</text:p>
          </table:table-cell>
          <table:table-cell office:value-type="string" calcext:value-type="string">
            <text:p>retrieve_date</text:p>
          </table:table-cell>
          <table:table-cell office:value-type="string" calcext:value-type="string">
            <text:p>retrieve_notes</text:p>
          </table:table-cell>
          <table:table-cell office:value-type="string" calcext:value-type="string">
            <text:p>card_upload_date</text:p>
          </table:table-cell>
          <table:table-cell office:value-type="string" calcext:value-type="string">
            <text:p>card_upload_notes</text:p>
          </table:table-cell>
          <table:table-cell office:value-type="string" calcext:value-type="string">
            <text:p>record_start_UTC</text:p>
          </table:table-cell>
          <table:table-cell office:value-type="string" calcext:value-type="string">
            <text:p>record_end_UTC</text:p>
          </table:table-cell>
          <table:table-cell office:value-type="string" calcext:value-type="string">
            <text:p>file_size_bytes</text:p>
          </table:table-cell>
          <table:table-cell office:value-type="string" calcext:value-type="string">
            <text:p>num_fil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JE-01_48c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1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.5733189" calcext:value-type="float">
            <text:p>32.5733189</text:p>
          </table:table-cell>
          <table:table-cell table:style-name="ce4" office:value-type="float" office:value="-117.125278" calcext:value-type="float">
            <text:p>-117.125278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Solatrol pole west of bridge; calling rails in cordgrass ~25m south of deployment</text:p>
          </table:table-cell>
          <table:table-cell office:value-type="float" office:value="202550529" calcext:value-type="float">
            <text:p>202550529</text:p>
          </table:table-cell>
          <table:table-cell office:value-type="string" calcext:value-type="string">
            <text:p>NA</text:p>
          </table:table-cell>
          <table:table-cell office:value-type="float" office:value="20250529" calcext:value-type="float">
            <text:p>20250529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E-01_48s+s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2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.5733189" calcext:value-type="float">
            <text:p>32.5733189</text:p>
          </table:table-cell>
          <table:table-cell table:style-name="ce4" office:value-type="float" office:value="-117.125278" calcext:value-type="float">
            <text:p>-117.125278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Solatrol pole west of bridge; calling rails in cordgrass ~25m south of deployment</text:p>
          </table:table-cell>
          <table:table-cell office:value-type="float" office:value="202550529" calcext:value-type="float">
            <text:p>202550529</text:p>
          </table:table-cell>
          <table:table-cell office:value-type="string" calcext:value-type="string">
            <text:p>NA</text:p>
          </table:table-cell>
          <table:table-cell office:value-type="float" office:value="20250529" calcext:value-type="float">
            <text:p>20250529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E-01_192b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3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.5733189" calcext:value-type="float">
            <text:p>32.5733189</text:p>
          </table:table-cell>
          <table:table-cell table:style-name="ce4" office:value-type="float" office:value="-117.125278" calcext:value-type="float">
            <text:p>-117.125278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Solatrol pole west of bridge; calling rails in cordgrass ~25m south of deployment</text:p>
          </table:table-cell>
          <table:table-cell office:value-type="float" office:value="202550529" calcext:value-type="float">
            <text:p>202550529</text:p>
          </table:table-cell>
          <table:table-cell office:value-type="string" calcext:value-type="string">
            <text:p>NA</text:p>
          </table:table-cell>
          <table:table-cell office:value-type="float" office:value="20250529" calcext:value-type="float">
            <text:p>20250529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1N_48c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4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4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office:value-type="float" office:value="32.6396792" calcext:value-type="float">
            <text:p>32.6396792</text:p>
          </table:table-cell>
          <table:table-cell table:style-name="ce5" office:value-type="float" office:value="-117.1111495" calcext:value-type="float">
            <text:p>-117.111149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1N_48s+s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5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5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4" office:value-type="float" office:value="32.6396792" calcext:value-type="float">
            <text:p>32.6396792</text:p>
          </table:table-cell>
          <table:table-cell table:style-name="ce4" office:value-type="float" office:value="-117.1111495" calcext:value-type="float">
            <text:p>-117.111149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1N_192b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6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6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4" office:value-type="float" office:value="32.6396792" calcext:value-type="float">
            <text:p>32.6396792</text:p>
          </table:table-cell>
          <table:table-cell table:style-name="ce4" office:value-type="float" office:value="-117.1111495" calcext:value-type="float">
            <text:p>-117.111149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3S_48c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7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7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3S</text:p>
          </table:table-cell>
          <table:table-cell table:style-name="ce5" office:value-type="float" office:value="32.6394237" calcext:value-type="float">
            <text:p>32.6394237</text:p>
          </table:table-cell>
          <table:table-cell table:style-name="ce5" office:value-type="float" office:value="-117.1113785" calcext:value-type="float">
            <text:p>-117.111378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near North end of Proving Pen #1 at Sweetwater (Living Coast Discovery Center)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3S_48s+s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8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8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3S</text:p>
          </table:table-cell>
          <table:table-cell table:style-name="ce4" office:value-type="float" office:value="32.6394237" calcext:value-type="float">
            <text:p>32.6394237</text:p>
          </table:table-cell>
          <table:table-cell table:style-name="ce4" office:value-type="float" office:value="-117.1113785" calcext:value-type="float">
            <text:p>-117.111378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near North end of Proving Pen #1 at Sweetwater (Living Coast Discovery Center)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3S_192b_2025051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9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9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3S</text:p>
          </table:table-cell>
          <table:table-cell table:style-name="ce4" office:value-type="float" office:value="32.6394237" calcext:value-type="float">
            <text:p>32.6394237</text:p>
          </table:table-cell>
          <table:table-cell table:style-name="ce4" office:value-type="float" office:value="-117.1113785" calcext:value-type="float">
            <text:p>-117.1113785</text:p>
          </table:table-cell>
          <table:table-cell office:value-type="float" office:value="20250515" calcext:value-type="float">
            <text:p>20250515</text:p>
          </table:table-cell>
          <table:table-cell office:value-type="string" calcext:value-type="string">
            <text:p>Mounted near North end of Proving Pen #1 at Sweetwater (Living Coast Discovery Center)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TJE-01_48c_20250608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5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4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.5733189" calcext:value-type="float">
            <text:p>32.5733189</text:p>
          </table:table-cell>
          <table:table-cell table:style-name="ce4" office:value-type="float" office:value="-117.125278" calcext:value-type="float">
            <text:p>-117.125278</text:p>
          </table:table-cell>
          <table:table-cell table:style-name="ce7" office:value-type="float" office:value="20250607" calcext:value-type="float">
            <text:p>20250607</text:p>
          </table:table-cell>
          <table:table-cell office:value-type="string" calcext:value-type="string">
            <text:p>mounted to Solatrol pole west of bridge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TJE-01_48s+s_20250607</text:p>
          </table:table-cell>
          <table:table-cell table:style-name="ce7" office:value-type="string" calcext:value-type="string">
            <text:p>audiomoth</text:p>
          </table:table-cell>
          <table:table-cell table:style-name="ce7" office:value-type="string" calcext:value-type="string">
            <text:p>am24-04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5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.5733189" calcext:value-type="float">
            <text:p>32.5733189</text:p>
          </table:table-cell>
          <table:table-cell table:style-name="ce4" office:value-type="float" office:value="-117.125278" calcext:value-type="float">
            <text:p>-117.125278</text:p>
          </table:table-cell>
          <table:table-cell table:style-name="ce7" office:value-type="float" office:value="20250607" calcext:value-type="float">
            <text:p>20250607</text:p>
          </table:table-cell>
          <table:table-cell office:value-type="string" calcext:value-type="string">
            <text:p>mounted to Solatrol pole west of bridge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TJE-01_192b_20250608</text:p>
          </table:table-cell>
          <table:table-cell table:style-name="ce7" office:value-type="string" calcext:value-type="string">
            <text:p>audiomoth</text:p>
          </table:table-cell>
          <table:table-cell table:style-name="ce7" office:value-type="string" calcext:value-type="string">
            <text:p>am24-06</text:p>
          </table:table-cell>
          <table:table-cell office:value-type="string" calcext:value-type="string">
            <text:p><text:s/>sdextreme-128</text:p>
          </table:table-cell>
          <table:table-cell office:value-type="string" calcext:value-type="string">
            <text:p>sd25-06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J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.5733189" calcext:value-type="float">
            <text:p>32.5733189</text:p>
          </table:table-cell>
          <table:table-cell table:style-name="ce4" office:value-type="float" office:value="-117.125278" calcext:value-type="float">
            <text:p>-117.125278</text:p>
          </table:table-cell>
          <table:table-cell table:style-name="ce7" office:value-type="float" office:value="20250607" calcext:value-type="float">
            <text:p>20250607</text:p>
          </table:table-cell>
          <table:table-cell office:value-type="string" calcext:value-type="string">
            <text:p>mounted to Solatrol pole west of bridge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office:value-type="float" office:value="20250712" calcext:value-type="float">
            <text:p>20250712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P-1N_48c_20250602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1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0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4" office:value-type="float" office:value="32.6396792" calcext:value-type="float">
            <text:p>32.6396792</text:p>
          </table:table-cell>
          <table:table-cell table:style-name="ce4" office:value-type="float" office:value="-117.1111495" calcext:value-type="float">
            <text:p>-117.1111495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18" calcext:value-type="float">
            <text:p>20250618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SPP-1N</text:span>_48s+s_20250602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2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0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4" office:value-type="float" office:value="32.6396792" calcext:value-type="float">
            <text:p>32.6396792</text:p>
          </table:table-cell>
          <table:table-cell table:style-name="ce4" office:value-type="float" office:value="-117.1111495" calcext:value-type="float">
            <text:p>-117.1111495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20" calcext:value-type="float">
            <text:p>20250620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SPP-1N</text:span>_192b_20250602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3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0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</text:p>
          </table:table-cell>
          <table:table-cell office:value-type="string" calcext:value-type="string">
            <text:p>1N</text:p>
          </table:table-cell>
          <table:table-cell table:style-name="ce4" office:value-type="float" office:value="32.6396792" calcext:value-type="float">
            <text:p>32.6396792</text:p>
          </table:table-cell>
          <table:table-cell table:style-name="ce4" office:value-type="float" office:value="-117.1111495" calcext:value-type="float">
            <text:p>-117.1111495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top corner south side of proving pen #1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18" calcext:value-type="float">
            <text:p>20250618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R-01_48c_20250602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9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10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table:style-name="ce7" office:value-type="string" calcext:value-type="string">
            <text:p>SGR</text:p>
          </table:table-cell>
          <table:table-cell office:value-type="float" office:value="1" calcext:value-type="float">
            <text:p>1</text:p>
          </table:table-cell>
          <table:table-cell office:value-type="float" office:value="32.6391897" calcext:value-type="float">
            <text:p>32.6391897</text:p>
          </table:table-cell>
          <table:table-cell office:value-type="float" office:value="-117.1122522" calcext:value-type="float">
            <text:p>-117.1122522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a metal post ~ 116.7 m from proving pens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20" calcext:value-type="float">
            <text:p>20250620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~116.7m from proving pen, big den (coyote?) very close to site</text:p>
          </table:table-cell>
        </table:table-row>
        <table:table-row table:style-name="ro1">
          <table:table-cell office:value-type="string" calcext:value-type="string">
            <text:p>SGR-01_48s+s_20250602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8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1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sunrise+set_def</text:p>
          </table:table-cell>
          <table:table-cell/>
          <table:table-cell office:value-type="string" calcext:value-type="string">
            <text:p>NA</text:p>
          </table:table-cell>
          <table:table-cell table:style-name="ce7" office:value-type="string" calcext:value-type="string">
            <text:p>SGR</text:p>
          </table:table-cell>
          <table:table-cell office:value-type="float" office:value="1" calcext:value-type="float">
            <text:p>1</text:p>
          </table:table-cell>
          <table:table-cell office:value-type="float" office:value="32.6391897" calcext:value-type="float">
            <text:p>32.6391897</text:p>
          </table:table-cell>
          <table:table-cell office:value-type="float" office:value="-117.1122522" calcext:value-type="float">
            <text:p>-117.1122522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a metal post ~ 116.7 m from proving pens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21" calcext:value-type="float">
            <text:p>2025062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~116.7m from proving pen, big den (coyote?) very close to site</text:p>
          </table:table-cell>
        </table:table-row>
        <table:table-row table:style-name="ro1">
          <table:table-cell office:value-type="string" calcext:value-type="string">
            <text:p>SGR-01_192b_20250602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7</text:p>
          </table:table-cell>
          <table:table-cell table:style-name="ce7" office:value-type="string" calcext:value-type="string">
            <text:p><text:s/>sdextreme-128</text:p>
          </table:table-cell>
          <table:table-cell table:style-name="ce7" office:value-type="string" calcext:value-type="string">
            <text:p>Sd25-1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192bat_def</text:p>
          </table:table-cell>
          <table:table-cell/>
          <table:table-cell office:value-type="string" calcext:value-type="string">
            <text:p>NA</text:p>
          </table:table-cell>
          <table:table-cell table:style-name="ce7" office:value-type="string" calcext:value-type="string">
            <text:p>SGR</text:p>
          </table:table-cell>
          <table:table-cell office:value-type="float" office:value="1" calcext:value-type="float">
            <text:p>1</text:p>
          </table:table-cell>
          <table:table-cell office:value-type="float" office:value="32.6391897" calcext:value-type="float">
            <text:p>32.6391897</text:p>
          </table:table-cell>
          <table:table-cell office:value-type="float" office:value="-117.1122522" calcext:value-type="float">
            <text:p>-117.1122522</text:p>
          </table:table-cell>
          <table:table-cell office:value-type="float" office:value="20250602" calcext:value-type="float">
            <text:p>20250602</text:p>
          </table:table-cell>
          <table:table-cell office:value-type="string" calcext:value-type="string">
            <text:p>mounted to a metal post ~ 116.7 m from proving pens</text:p>
          </table:table-cell>
          <table:table-cell office:value-type="float" office:value="20250617" calcext:value-type="float">
            <text:p>20250617</text:p>
          </table:table-cell>
          <table:table-cell office:value-type="string" calcext:value-type="string">
            <text:p>NA</text:p>
          </table:table-cell>
          <table:table-cell office:value-type="float" office:value="20250620" calcext:value-type="float">
            <text:p>20250620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~116.7m from proving pen, big den (coyote?) very close to site</text:p>
          </table:table-cell>
        </table:table-row>
        <table:table-row table:style-name="ro1">
          <table:table-cell office:value-type="string" calcext:value-type="string">
            <text:p>SPP-DD01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6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9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-DD</text:p>
          </table:table-cell>
          <table:table-cell office:value-type="string" calcext:value-type="string">
            <text:p>DD01</text:p>
          </table:table-cell>
          <table:table-cell office:value-type="float" office:value="32.6396792" calcext:value-type="float">
            <text:p>32.6396792</text:p>
          </table:table-cell>
          <table:table-cell table:style-name="ce5" office:value-type="float" office:value="-117.1111495" calcext:value-type="float">
            <text:p>-117.1111495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SPP-1N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date" office:date-value="2025-07-16T20:10:00" calcext:value-type="date">
            <text:p>07/16/2025 20:10:00</text:p>
          </table:table-cell>
          <table:table-cell office:value-type="date" office:date-value="2025-07-19T19:48:00" calcext:value-type="date">
            <text:p>07/19/2025 19:48:00</text:p>
          </table:table-cell>
          <table:table-cell office:value-type="float" office:value="22637628272" calcext:value-type="float">
            <text:p>22637628272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same location as SPP-1N</text:p>
          </table:table-cell>
        </table:table-row>
        <table:table-row table:style-name="ro1">
          <table:table-cell office:value-type="string" calcext:value-type="string">
            <text:p>SPP-DD02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4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4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-DD</text:p>
          </table:table-cell>
          <table:table-cell office:value-type="string" calcext:value-type="string">
            <text:p>DD02</text:p>
          </table:table-cell>
          <table:table-cell table:style-name="ce5" office:value-type="float" office:value="32.6394237" calcext:value-type="float">
            <text:p>32.6394237</text:p>
          </table:table-cell>
          <table:table-cell table:style-name="ce5" office:value-type="float" office:value="-117.1113785" calcext:value-type="float">
            <text:p>-117.1113785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SPP-3S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date" office:date-value="2025-07-16T20:22:00" calcext:value-type="date">
            <text:p>07/16/2025 20:22:00</text:p>
          </table:table-cell>
          <table:table-cell office:value-type="date" office:date-value="2025-07-23T10:57:00" calcext:value-type="date">
            <text:p>07/23/2025 10:57:00</text:p>
          </table:table-cell>
          <table:table-cell office:value-type="float" office:value="50196808940" calcext:value-type="float">
            <text:p>50196808940</text:p>
          </table:table-cell>
          <table:table-cell office:value-type="float" office:value="9515" calcext:value-type="float">
            <text:p>9515</text:p>
          </table:table-cell>
          <table:table-cell office:value-type="string" calcext:value-type="string">
            <text:p>same location as SPP-3S</text:p>
          </table:table-cell>
        </table:table-row>
        <table:table-row table:style-name="ro1">
          <table:table-cell office:value-type="string" calcext:value-type="string">
            <text:p>SPP-DD03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3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-DD</text:p>
          </table:table-cell>
          <table:table-cell office:value-type="string" calcext:value-type="string">
            <text:p>DD03</text:p>
          </table:table-cell>
          <table:table-cell office:value-type="float" office:value="32.639197" calcext:value-type="float">
            <text:p>32.639197</text:p>
          </table:table-cell>
          <table:table-cell office:value-type="float" office:value="-117.11168" calcext:value-type="float">
            <text:p>-117.11168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date" office:date-value="2025-07-16T20:28:00" calcext:value-type="date">
            <text:p>07/16/2025 20:28:00</text:p>
          </table:table-cell>
          <table:table-cell office:value-type="date" office:date-value="2025-07-23T06:56:00" calcext:value-type="date">
            <text:p>07/23/2025 06:56:00</text:p>
          </table:table-cell>
          <table:table-cell office:value-type="float" office:value="48917667864" calcext:value-type="float">
            <text:p>48917667864</text:p>
          </table:table-cell>
          <table:table-cell office:value-type="float" office:value="9268" calcext:value-type="float">
            <text:p>9268</text:p>
          </table:table-cell>
          <table:table-cell/>
        </table:table-row>
        <table:table-row table:style-name="ro1">
          <table:table-cell office:value-type="string" calcext:value-type="string">
            <text:p>SPP-DD04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7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1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-DD</text:p>
          </table:table-cell>
          <table:table-cell office:value-type="string" calcext:value-type="string">
            <text:p>DD04</text:p>
          </table:table-cell>
          <table:table-cell office:value-type="float" office:value="32.639711" calcext:value-type="float">
            <text:p>32.639711</text:p>
          </table:table-cell>
          <table:table-cell office:value-type="float" office:value="-117.111294" calcext:value-type="float">
            <text:p>-117.111294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date" office:date-value="2025-07-16T20:35:00" calcext:value-type="date">
            <text:p>07/16/2025 20:35:00</text:p>
          </table:table-cell>
          <table:table-cell office:value-type="date" office:date-value="2025-07-23T05:05:00" calcext:value-type="date">
            <text:p>07/23/2025 05:05:00</text:p>
          </table:table-cell>
          <table:table-cell office:value-type="float" office:value="48280901390" calcext:value-type="float">
            <text:p>48280901390</text:p>
          </table:table-cell>
          <table:table-cell office:value-type="float" office:value="9150" calcext:value-type="float">
            <text:p>9150</text:p>
          </table:table-cell>
          <table:table-cell/>
        </table:table-row>
        <table:table-row table:style-name="ro1">
          <table:table-cell office:value-type="string" calcext:value-type="string">
            <text:p>SPP-DD05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2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6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-DD</text:p>
          </table:table-cell>
          <table:table-cell office:value-type="string" calcext:value-type="string">
            <text:p>DD05</text:p>
          </table:table-cell>
          <table:table-cell office:value-type="float" office:value="32.639598" calcext:value-type="float">
            <text:p>32.639598</text:p>
          </table:table-cell>
          <table:table-cell office:value-type="float" office:value="-117.11149" calcext:value-type="float">
            <text:p>-117.11149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5" calcext:value-type="float">
            <text:p>20250815</text:p>
          </table:table-cell>
          <table:table-cell office:value-type="string" calcext:value-type="string">
            <text:p>NA</text:p>
          </table:table-cell>
          <table:table-cell office:value-type="date" office:date-value="2025-07-16T20:41:00" calcext:value-type="date">
            <text:p>07/16/2025 20:41:00</text:p>
          </table:table-cell>
          <table:table-cell office:value-type="date" office:date-value="2025-07-23T08:31:00" calcext:value-type="date">
            <text:p>07/23/2025 08:31:00</text:p>
          </table:table-cell>
          <table:table-cell office:value-type="float" office:value="49353380990" calcext:value-type="float">
            <text:p>49353380990</text:p>
          </table:table-cell>
          <table:table-cell office:value-type="float" office:value="9350" calcext:value-type="float">
            <text:p>9350</text:p>
          </table:table-cell>
          <table:table-cell/>
        </table:table-row>
        <table:table-row table:style-name="ro1">
          <table:table-cell office:value-type="string" calcext:value-type="string">
            <text:p>SPP-DD06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8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7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-DD</text:p>
          </table:table-cell>
          <table:table-cell office:value-type="string" calcext:value-type="string">
            <text:p>DD06</text:p>
          </table:table-cell>
          <table:table-cell office:value-type="float" office:value="32.639186" calcext:value-type="float">
            <text:p>32.639186</text:p>
          </table:table-cell>
          <table:table-cell office:value-type="float" office:value="-117.112265" calcext:value-type="float">
            <text:p>-117.112265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5" calcext:value-type="float">
            <text:p>20250815</text:p>
          </table:table-cell>
          <table:table-cell office:value-type="string" calcext:value-type="string">
            <text:p>NA</text:p>
          </table:table-cell>
          <table:table-cell office:value-type="date" office:date-value="2025-07-16T20:50:00" calcext:value-type="date">
            <text:p>07/16/2025 20:50:00</text:p>
          </table:table-cell>
          <table:table-cell office:value-type="date" office:date-value="2025-07-23T04:26:00" calcext:value-type="date">
            <text:p>07/23/2025 04:26:00</text:p>
          </table:table-cell>
          <table:table-cell office:value-type="float" office:value="48020029800" calcext:value-type="float">
            <text:p>48020029800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same location as SGR-01</text:p>
          </table:table-cell>
        </table:table-row>
        <table:table-row table:style-name="ro1">
          <table:table-cell office:value-type="string" calcext:value-type="string">
            <text:p>SPP-DD07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9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1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-DD</text:p>
          </table:table-cell>
          <table:table-cell office:value-type="string" calcext:value-type="string">
            <text:p>DD07</text:p>
          </table:table-cell>
          <table:table-cell office:value-type="float" office:value="32.638874" calcext:value-type="float">
            <text:p>32.638874</text:p>
          </table:table-cell>
          <table:table-cell office:value-type="float" office:value="-117.112349" calcext:value-type="float">
            <text:p>-117.112349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5" calcext:value-type="float">
            <text:p>20250815</text:p>
          </table:table-cell>
          <table:table-cell office:value-type="string" calcext:value-type="string">
            <text:p>NA</text:p>
          </table:table-cell>
          <table:table-cell office:value-type="date" office:date-value="2025-07-16T21:00:00" calcext:value-type="date">
            <text:p>07/16/2025 21:00:00</text:p>
          </table:table-cell>
          <table:table-cell office:value-type="date" office:date-value="2025-07-23T08:48:00" calcext:value-type="date">
            <text:p>07/23/2025 08:48:00</text:p>
          </table:table-cell>
          <table:table-cell office:value-type="float" office:value="49349827704" calcext:value-type="float">
            <text:p>49349827704</text:p>
          </table:table-cell>
          <table:table-cell office:value-type="float" office:value="9348" calcext:value-type="float">
            <text:p>9348</text:p>
          </table:table-cell>
          <table:table-cell/>
        </table:table-row>
        <table:table-row table:style-name="ro1">
          <table:table-cell office:value-type="string" calcext:value-type="string">
            <text:p>SPP-DD08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1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10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-DD</text:p>
          </table:table-cell>
          <table:table-cell office:value-type="string" calcext:value-type="string">
            <text:p>DD08</text:p>
          </table:table-cell>
          <table:table-cell office:value-type="float" office:value="32.639026" calcext:value-type="float">
            <text:p>32.639026</text:p>
          </table:table-cell>
          <table:table-cell office:value-type="float" office:value="-117.112063" calcext:value-type="float">
            <text:p>-117.112063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5" calcext:value-type="float">
            <text:p>20250815</text:p>
          </table:table-cell>
          <table:table-cell office:value-type="string" calcext:value-type="string">
            <text:p>NA</text:p>
          </table:table-cell>
          <table:table-cell office:value-type="date" office:date-value="2025-07-16T21:06:00" calcext:value-type="date">
            <text:p>07/16/2025 21:06:00</text:p>
          </table:table-cell>
          <table:table-cell office:value-type="date" office:date-value="2025-07-23T04:59:00" calcext:value-type="date">
            <text:p>07/23/2025 04:59:00</text:p>
          </table:table-cell>
          <table:table-cell office:value-type="float" office:value="48089640174" calcext:value-type="float">
            <text:p>48089640174</text:p>
          </table:table-cell>
          <table:table-cell office:value-type="float" office:value="9113" calcext:value-type="float">
            <text:p>9113</text:p>
          </table:table-cell>
          <table:table-cell/>
        </table:table-row>
        <table:table-row table:style-name="ro1">
          <table:table-cell office:value-type="string" calcext:value-type="string">
            <text:p>SPP-DD09_48c_2025071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4-05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12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-DD</text:p>
          </table:table-cell>
          <table:table-cell office:value-type="string" calcext:value-type="string">
            <text:p>DD09</text:p>
          </table:table-cell>
          <table:table-cell office:value-type="float" office:value="32.639339" calcext:value-type="float">
            <text:p>32.639339</text:p>
          </table:table-cell>
          <table:table-cell office:value-type="float" office:value="-117.111997" calcext:value-type="float">
            <text:p>-117.111997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6" calcext:value-type="float">
            <text:p>20250816</text:p>
          </table:table-cell>
          <table:table-cell office:value-type="string" calcext:value-type="string">
            <text:p>NA</text:p>
          </table:table-cell>
          <table:table-cell office:value-type="date" office:date-value="2025-07-16T21:14:00" calcext:value-type="date">
            <text:p>07/16/2025 21:14:00</text:p>
          </table:table-cell>
          <table:table-cell office:value-type="date" office:date-value="2025-07-23T06:00:00" calcext:value-type="date">
            <text:p>07/23/2025 06:00:00</text:p>
          </table:table-cell>
          <table:table-cell office:value-type="float" office:value="48372978468" calcext:value-type="float">
            <text:p>48372978468</text:p>
          </table:table-cell>
          <table:table-cell office:value-type="float" office:value="9166" calcext:value-type="float">
            <text:p>9166</text:p>
          </table:table-cell>
          <table:table-cell/>
        </table:table-row>
        <table:table-row table:style-name="ro1">
          <table:table-cell office:value-type="string" calcext:value-type="string">
            <text:p>SPP-DD10_48c_20250716</text:p>
          </table:table-cell>
          <table:table-cell office:value-type="string" calcext:value-type="string">
            <text:p>audiomoth</text:p>
          </table:table-cell>
          <table:table-cell table:style-name="ce7" office:value-type="string" calcext:value-type="string">
            <text:p>am24-02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5</text:p>
          </table:table-cell>
          <table:table-cell table:style-name="ce7" office:value-type="string" calcext:value-type="string">
            <text:p>1.8.1</text:p>
          </table:table-cell>
          <table:table-cell office:value-type="string" calcext:value-type="string">
            <text:p>48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PP-DD</text:p>
          </table:table-cell>
          <table:table-cell office:value-type="string" calcext:value-type="string">
            <text:p>DD10</text:p>
          </table:table-cell>
          <table:table-cell office:value-type="float" office:value="32.639523" calcext:value-type="float">
            <text:p>32.639523</text:p>
          </table:table-cell>
          <table:table-cell office:value-type="float" office:value="-117.111747" calcext:value-type="float">
            <text:p>-117.111747</text:p>
          </table:table-cell>
          <table:table-cell office:value-type="float" office:value="20250716" calcext:value-type="float">
            <text:p>20250716</text:p>
          </table:table-cell>
          <table:table-cell office:value-type="string" calcext:value-type="string">
            <text:p>NA</text:p>
          </table:table-cell>
          <table:table-cell office:value-type="float" office:value="20250813" calcext:value-type="float">
            <text:p>20250813</text:p>
          </table:table-cell>
          <table:table-cell office:value-type="string" calcext:value-type="string">
            <text:p>NA</text:p>
          </table:table-cell>
          <table:table-cell office:value-type="float" office:value="20250817" calcext:value-type="float">
            <text:p>20250817</text:p>
          </table:table-cell>
          <table:table-cell office:value-type="string" calcext:value-type="string">
            <text:p>NA</text:p>
          </table:table-cell>
          <table:table-cell office:value-type="date" office:date-value="2025-07-16T21:19:00" calcext:value-type="date">
            <text:p>07/16/2025 21:19:00</text:p>
          </table:table-cell>
          <table:table-cell office:value-type="date" office:date-value="2025-07-23T09:16:00" calcext:value-type="date">
            <text:p>07/23/2025 09:16:00</text:p>
          </table:table-cell>
          <table:table-cell office:value-type="float" office:value="49406934216" calcext:value-type="float">
            <text:p>49406934216</text:p>
          </table:table-cell>
          <table:table-cell office:value-type="float" office:value="9357" calcext:value-type="float">
            <text:p>9357</text:p>
          </table:table-cell>
          <table:table-cell/>
        </table:table-row>
        <table:table-row table:style-name="ro1">
          <table:table-cell office:value-type="string" calcext:value-type="string">
            <text:p>SCI-P01_250c_202508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3-01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8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250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P01</text:p>
          </table:table-cell>
          <table:table-cell table:style-name="ce4" office:value-type="float" office:value="32.900262" calcext:value-type="float">
            <text:p>32.900262</text:p>
          </table:table-cell>
          <table:table-cell table:style-name="ce4" office:value-type="float" office:value="-118.523755" calcext:value-type="float">
            <text:p>-118.523755</text:p>
          </table:table-cell>
          <table:table-cell office:value-type="float" office:value="20250801" calcext:value-type="float">
            <text:p>20250801</text:p>
          </table:table-cell>
          <table:table-cell office:value-type="string" calcext:value-type="string">
            <text:p>tombstone parking </text:p>
          </table:table-cell>
          <table:table-cell office:value-type="float" office:value="20250804" calcext:value-type="float">
            <text:p>20250804</text:p>
          </table:table-cell>
          <table:table-cell office:value-type="string" calcext:value-type="string">
            <text:p>NA</text:p>
          </table:table-cell>
          <table:table-cell office:value-type="float" office:value="20250809" calcext:value-type="float">
            <text:p>20250809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-P02_250c_202508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3-02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1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250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P02</text:p>
          </table:table-cell>
          <table:table-cell table:style-name="ce4" office:value-type="float" office:value="32.906312" calcext:value-type="float">
            <text:p>32.906312</text:p>
          </table:table-cell>
          <table:table-cell table:style-name="ce4" office:value-type="float" office:value="-118.522552" calcext:value-type="float">
            <text:p>-118.522552</text:p>
          </table:table-cell>
          <table:table-cell office:value-type="float" office:value="20250801" calcext:value-type="float">
            <text:p>20250801</text:p>
          </table:table-cell>
          <table:table-cell office:value-type="string" calcext:value-type="string">
            <text:p>trail junction</text:p>
          </table:table-cell>
          <table:table-cell office:value-type="float" office:value="20250804" calcext:value-type="float">
            <text:p>20250804</text:p>
          </table:table-cell>
          <table:table-cell office:value-type="string" calcext:value-type="string">
            <text:p>NA</text:p>
          </table:table-cell>
          <table:table-cell office:value-type="float" office:value="20250809" calcext:value-type="float">
            <text:p>20250809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-P03_250c_202508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am23-03</text:p>
          </table:table-cell>
          <table:table-cell table:style-name="ce7" office:value-type="string" calcext:value-type="string">
            <text:p><text:s/>sdextreme-128</text:p>
          </table:table-cell>
          <table:table-cell office:value-type="string" calcext:value-type="string">
            <text:p>sd25-03</text:p>
          </table:table-cell>
          <table:table-cell office:value-type="string" calcext:value-type="string">
            <text:p>1.11.0</text:p>
          </table:table-cell>
          <table:table-cell office:value-type="string" calcext:value-type="string">
            <text:p>250continuous_def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P03</text:p>
          </table:table-cell>
          <table:table-cell table:style-name="ce4" office:value-type="float" office:value="32.900252" calcext:value-type="float">
            <text:p>32.900252</text:p>
          </table:table-cell>
          <table:table-cell table:style-name="ce4" office:value-type="float" office:value="-118.523758" calcext:value-type="float">
            <text:p>-118.523758</text:p>
          </table:table-cell>
          <table:table-cell office:value-type="float" office:value="20250801" calcext:value-type="float">
            <text:p>20250801</text:p>
          </table:table-cell>
          <table:table-cell office:value-type="string" calcext:value-type="string">
            <text:p>Railing on bridge</text:p>
          </table:table-cell>
          <table:table-cell office:value-type="float" office:value="20250804" calcext:value-type="float">
            <text:p>20250804</text:p>
          </table:table-cell>
          <table:table-cell office:value-type="string" calcext:value-type="string">
            <text:p>NA</text:p>
          </table:table-cell>
          <table:table-cell office:value-type="float" office:value="20250809" calcext:value-type="float">
            <text:p>20250809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 table:number-rows-repeated="104854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onfigDetails" table:style-name="ta1">
        <table:table-column table:style-name="co10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Config_ID</text:p>
          </table:table-cell>
          <table:table-cell office:value-type="string" calcext:value-type="string">
            <text:p>recorder_type</text:p>
          </table:table-cell>
          <table:table-cell office:value-type="string" calcext:value-type="string">
            <text:p>config_type</text:p>
          </table:table-cell>
          <table:table-cell office:value-type="string" calcext:value-type="string">
            <text:p>sampling_rat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leep_duration</text:p>
          </table:table-cell>
          <table:table-cell office:value-type="string" calcext:value-type="string">
            <text:p>record_duration</text:p>
          </table:table-cell>
          <table:table-cell office:value-type="string" calcext:value-type="string">
            <text:p>enableLED</text:p>
          </table:table-cell>
          <table:table-cell office:value-type="string" calcext:value-type="string">
            <text:p>enableBatteryIndicator</text:p>
          </table:table-cell>
          <table:table-cell office:value-type="string" calcext:value-type="string">
            <text:p>vRangeIndicator</text:p>
          </table:table-cell>
          <table:table-cell office:value-type="string" calcext:value-type="string">
            <text:p>scheduleA</text:p>
          </table:table-cell>
          <table:table-cell office:value-type="string" calcext:value-type="string">
            <text:p>scheduleB</text:p>
          </table:table-cell>
          <table:table-cell office:value-type="string" calcext:value-type="string">
            <text:p>sunriseset</text:p>
          </table:table-cell>
          <table:table-cell office:value-type="string" calcext:value-type="string">
            <text:p>sunriseInterval</text:p>
          </table:table-cell>
          <table:table-cell office:value-type="string" calcext:value-type="string">
            <text:p>sunsetInterval</text:p>
          </table:table-cell>
          <table:table-cell office:value-type="string" calcext:value-type="string">
            <text:p>triggerType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filter_low</text:p>
          </table:table-cell>
          <table:table-cell office:value-type="string" calcext:value-type="string">
            <text:p>filter_high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deviceIdPrefix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8continuous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continuou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inuo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8sunrise+set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sunrisese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ise+set</text:p>
          </table:table-cell>
          <table:table-cell table:number-columns-repeated="2" office:value-type="string" calcext:value-type="string">
            <text:p>60_60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92bat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ba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nset2sunrise</text:p>
          </table:table-cell>
          <table:table-cell office:value-type="string" calcext:value-type="string">
            <text:p>0_60</text:p>
          </table:table-cell>
          <table:table-cell office:value-type="string" calcext:value-type="string">
            <text:p>60_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ndpass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250continuous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continuou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inuous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lowpass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92continuous_def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continuou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d</text:p>
          </table:table-cell>
          <table:table-cell table:style-name="ce20" office:value-type="string" calcext:value-type="string">
            <text:p>00.00.05</text:p>
          </table:table-cell>
          <table:table-cell table:style-name="ce20" office:value-type="string" calcext:value-type="string">
            <text:p>00.00.5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inuous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lowpass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number-rows-repeated="26">
          <table:table-cell table:number-columns-repeated="22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table table:name="Inventory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order_ID</text:p>
          </table:table-cell>
          <table:table-cell office:value-type="string" calcext:value-type="string">
            <text:p>recorder_typ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evice_ID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Purchase Year</text:p>
          </table:table-cell>
        </table:table-row>
        <table:table-row table:style-name="ro1">
          <table:table-cell office:value-type="string" calcext:value-type="string">
            <text:p>am24-01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3AC0263FA86D8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2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AAA0563FA7FC4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3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E1440163FA4A96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4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9C600363FA8048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5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9C600363FA4AA3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6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3AC0263FA7F76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7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F3190863FA4A89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8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2A260463FA803B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24-09</text:p>
          </table:table-cell>
          <table:table-cell office:value-type="string" calcext:value-type="string">
            <text:p>audiomot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2453AC0263FA48D8</text:p>
          </table:table-cell>
          <table:table-cell office:value-type="string" calcext:value-type="string">
            <text:p>1.11.0</text:p>
          </table:table-cell>
          <table:table-cell office:value-type="float" office:value="2024" calcext:value-type="float">
            <text:p>2024</text:p>
          </table:table-cell>
        </table:table-row>
      </table:table>
      <table:table table:name="Location_Site" table:style-name="ta1">
        <table:table-column table:style-name="co2" table:default-cell-style-name="Default"/>
        <table:table-column table:style-name="co15" table:default-cell-style-name="Default"/>
        <table:table-column table:style-name="co16" table:default-cell-style-name="ce1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Location_Site_Code</text:p>
          </table:table-cell>
          <table:table-cell office:value-type="string" calcext:value-type="string">
            <text:p>Location_Name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>Location_Site_FullName</text:p>
          </table:table-cell>
          <table:table-cell office:value-type="string" calcext:value-type="string">
            <text:p>PhotoNam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TJE-01</text:p>
          </table:table-cell>
          <table:table-cell office:value-type="string" calcext:value-type="string">
            <text:p>Tijuana Est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juana Estuary #1</text:p>
          </table:table-cell>
          <table:table-cell/>
          <table:table-cell office:value-type="string" calcext:value-type="string">
            <text:p>On solatrol post near bridge</text:p>
          </table:table-cell>
        </table:table-row>
        <table:table-row table:style-name="ro1">
          <table:table-cell office:value-type="string" calcext:value-type="string">
            <text:p>SPP-1N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1 North</text:p>
          </table:table-cell>
          <table:table-cell office:value-type="string" calcext:value-type="string">
            <text:p>Sweetwater Proving Pen #1 No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-3S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3 South</text:p>
          </table:table-cell>
          <table:table-cell office:value-type="string" calcext:value-type="string">
            <text:p>Sweetwater Proving Pen #3 Sou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-01</text:p>
          </table:table-cell>
          <table:table-cell office:value-type="string" calcext:value-type="string">
            <text:p>Sweetwater Gunpowder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-DD01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-DD02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3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4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5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6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7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8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09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P-DD10</text:p>
          </table:table-cell>
          <table:table-cell office:value-type="string" calcext:value-type="string">
            <text:p>Sweetwater Proving Pen</text:p>
          </table:table-cell>
          <table:table-cell office:value-type="string" calcext:value-type="string">
            <text:p>Detection Distance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-P01</text:p>
          </table:table-cell>
          <table:table-cell office:value-type="string" calcext:value-type="string">
            <text:p>San Clemente Island</text:p>
          </table:table-cell>
          <table:table-cell office:value-type="string" calcext:value-type="string">
            <text:p>Pilo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-P02</text:p>
          </table:table-cell>
          <table:table-cell office:value-type="string" calcext:value-type="string">
            <text:p>San Clemente Island</text:p>
          </table:table-cell>
          <table:table-cell office:value-type="string" calcext:value-type="string">
            <text:p>Pilo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-P03</text:p>
          </table:table-cell>
          <table:table-cell office:value-type="string" calcext:value-type="string">
            <text:p>San Clemente Island</text:p>
          </table:table-cell>
          <table:table-cell office:value-type="string" calcext:value-type="string">
            <text:p>Pilot 3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1:05:13.86051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15:48:01.861449200</meta:creation-date>
    <meta:generator>LibreOffice/25.2.6.2$Windows_X86_64 LibreOffice_project/729c5bfe710f5eb71ed3bbde9e06a6065e9c6c5d</meta:generator>
    <dc:date>2025-11-26T11:07:17.998017900</dc:date>
    <meta:editing-duration>P1DT1H35M41S</meta:editing-duration>
    <meta:editing-cycles>42</meta:editing-cycles>
    <meta:document-statistic meta:table-count="4" meta:cell-count="879" meta:object-count="0"/>
  </office:meta>
</office:document-meta>
</file>